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Palatino Linotype"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Palatino Linotype"/>
    </style:style>
    <style:style style:name="T1" style:family="text">
      <style:text-properties style:font-name="Palatino Linotype"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9.382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049cm" svg:y1="14.208cm" svg:x2="8.62cm" svg:y2="14.208cm">
          <text:p/>
        </draw:line>
        <draw:line draw:style-name="gr2" draw:text-style-name="P1" draw:layer="layout" svg:x1="10.398cm" svg:y1="12.43cm" svg:x2="10.398cm" svg:y2="15.986cm">
          <text:p/>
        </draw:line>
        <draw:frame draw:style-name="gr3" draw:text-style-name="P2" draw:layer="layout" svg:width="3.302cm" svg:height="0.916cm" svg:x="8.874cm" svg:y="11.541cm">
          <draw:text-box>
            <text:p><text:span text:style-name="T1">N: (302,688)</text:span></text:p>
          </draw:text-box>
        </draw:frame>
        <draw:frame draw:style-name="gr4" draw:text-style-name="P2" draw:layer="layout" svg:width="3cm" svg:height="0.916cm" svg:x="12.176cm" svg:y="13.7cm">
          <draw:text-box>
            <text:p text:style-name="P2"><text:span text:style-name="T1">E: (124,901)</text:span></text:p>
          </draw:text-box>
        </draw:frame>
        <draw:frame draw:style-name="gr4" draw:text-style-name="P2" draw:layer="layout" svg:width="2.75cm" svg:height="0.916cm" svg:x="9.172cm" svg:y="15.959cm">
          <draw:text-box>
            <text:p text:style-name="P2"><text:span text:style-name="T1">S:(-81,719)</text:span></text:p>
          </draw:text-box>
        </draw:frame>
        <draw:frame draw:style-name="gr4" draw:text-style-name="P2" draw:layer="layout" svg:width="3.063cm" svg:height="0.916cm" svg:x="5.557cm" svg:y="13.673cm">
          <draw:text-box>
            <text:p text:style-name="P2"><text:span text:style-name="T1">W:(109,481)</text:span></text:p>
          </draw:text-box>
        </draw:frame>
        <draw:frame draw:style-name="gr4" draw:text-style-name="P4" draw:layer="layout" svg:width="13.685cm" svg:height="1.111cm" svg:x="3.54cm" svg:y="9.922cm">
          <draw:text-box>
            <text:p text:style-name="P3"><text:span text:style-name="T2">Right motor forward 50, Left motor reverse 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20:29:11.099000000</meta:creation-date>
    <dc:date>2014-09-30T20:40:28.873000000</dc:date>
    <meta:editing-duration>PT11M17S</meta:editing-duration>
    <meta:editing-cycles>2</meta:editing-cycles>
    <meta:generator>LibreOffice/4.3.1.2$Windows_x86 LibreOffice_project/958349dc3b25111dbca392fbc281a05559ef6848</meta:generator>
    <meta:document-statistic meta:object-count="8"/>
  </office:meta>
</office:document-meta>
</file>